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UtilsTests.assertShortEquals( String a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Tests.convertBigDecimalTo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UtilsTests.parseNumberAsNegativeH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UtilsTests.assertLongEquals( String a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Tests.parseNumberRequiringTrimUsing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umberUtilsTests.assertNegativeShortEquals( String a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Tests.assertNegativeByteEquals( String a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Tests.assertNegativeLongEquals( String a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Tests.parseBigDecimalNumber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UtilsTests.parseLocalizedBigDecimalNumber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Tests.parseBigDecimalNumb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UtilsTests.parseNumberUsing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umberUtilsTests.parseNumberRequiringTr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Tests.parseLocalizedBigDecimalNumb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Tests.parse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UtilsTests.parseNegative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UtilsTests.convertDoubleTo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UtilsTests.convertNonExactBigDecimalTo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UtilsTests.parseOverflowUsing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UtilsTests.assertByteEquals( String a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Tests.assertToNumberOverflow( Number number , Class &lt; ? extends Number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Tests.parseLocalizedBigDecimalNumb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UtilsTests.assertNegativeIntegerEquals( String an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UtilsTests.pars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UtilsTests.parseNegativeOverflowUsing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UtilsTests.parseNumberAsH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UtilsTests.convertTo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umberUtilsTests.convertTo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NumberUtilsTests.parseBigDecimalNumb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UtilsTests.assertIntegerEquals( String an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